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style:style style:name="P17" style:family="paragraph" style:parent-style-name="Text_20_body" style:list-style-name="L9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bootstrap-4-sitebuilding-project"/>Bootstrap 4 sitebuilding project</text:h>
      <text:section text:style-name="Sect1" text:name="ember1638">
        <text:p text:style-name="Text_20_body"><text:span text:style-name="Strong_20_Emphasis">Git-et használjatok, a repo neve:</text:span><text:span text:style-name="Strong_20_Emphasis"><text:span text:style-name="Emphasis"> bs-sitebuild</text:span></text:span></text:p>
        <text:p text:style-name="Text_20_body"><text:span text:style-name="Strong_20_Emphasis">A letölthető fileok a leírás végén találhatóak! A desktop pdf fájl fel van címkézve a feladatok szövegével!</text:span></text:p>
        <text:p text:style-name="Text_20_body"><text:span text:style-name="Strong_20_Emphasis">Készítsd el a </text:span><text:span text:style-name="Strong_20_Emphasis"><text:span text:style-name="Emphasis">desktop.jpeg/mobile.jpeg</text:span></text:span><text:span text:style-name="Strong_20_Emphasis"> képen látható responsive honlapot bootstrap 4 segítségével!</text:span></text:p>
        <text:p text:style-name="Text_20_body">Összesen 2 nézetünk van. Medium breakpoint (992px) felett a desktop, alatta a mobil view érvényesüljön! A designhoz használt képeket megtalálod az <text:span text:style-name="Emphasis">img</text:span> mappában. Használj egyéni betűtípusokat – Google fontsról le kell tölteni, és css-ben egyéni betűtípusokat kell létrehozni az alábbiak szerint:</text:p>
        <text:list xml:id="list1299971211" text:style-name="L1">
          <text:list-item>
            <text:p text:style-name="P10">A címsorok és menük betűtípusa: Catamaran, Helvetica, Arial, sans-serif</text:p>
          </text:list-item>
          <text:list-item>
            <text:p text:style-name="P10">Gombok szövege, felső menü linkek: Lato, Helvetica, Arial, sans-serif</text:p>
          </text:list-item>
          <text:list-item>
            <text:p text:style-name="P10">Bekezdések: Muli, Helvetica, Arial, sans-serif</text:p>
          </text:list-item>
          <text:list-item>
            <text:p text:style-name="P1">A Footer egységesen: Muli, Helvetica, Arial, sans-serif</text:p>
          </text:list-item>
        </text:list>
        <text:p text:style-name="Text_20_body">A használni kívánt színeket mérd ki! Pontosan meg kell felelni a design színeinek! (color picker-t használd) A margin, padding értékeknek, betű méreteknek, sormagasságoknak stb. nem kell pixelpontosnak lennie de szemre lőjük be, ne térjen el nagyon a designon lévőtől! A feladatok leírását a <text:span text:style-name="Emphasis">desktop.pdf</text:span> fájl tartalmazza megjegyzések formájában, de itt is olvashatod:</text:p>
        <text:p text:style-name="Text_20_body"><text:span text:style-name="Strong_20_Emphasis"><text:span text:style-name="Emphasis">Start Bootstrap szöveg (a bal felső sarokban):</text:span></text:span> - Ha fölé visszük a kurzort, fehér lesz a betűszín.</text:p>
        <text:p text:style-name="Text_20_body"><text:span text:style-name="Emphasis">Felső navbar:</text:span></text:p>
        <text:list xml:id="list2257981347" text:style-name="L2">
          <text:list-item>
            <text:p text:style-name="P11">Ha a menü item fölé visszük a kurzort, fehér lesz a betűszín.</text:p>
          </text:list-item>
          <text:list-item>
            <text:p text:style-name="P11">Nem új oldalra vezető linkek, hanem az adott oldalon belüli részhez animálódva le/felgördül az oldal.</text:p>
            <text:list>
              <text:list-item>
                <text:p text:style-name="P11">A Download a <text:span text:style-name="Emphasis">Discover what all the buzz is about!</text:span> részhet</text:p>
              </text:list-item>
              <text:list-item>
                <text:p text:style-name="P11">A Feature a <text:span text:style-name="Emphasis">Unlimited Features Unlimited Fun</text:span> részhez</text:p>
              </text:list-item>
              <text:list-item>
                <text:p text:style-name="P11">A Contact a <text:span text:style-name="Emphasis">We love new friends!</text:span> részhez.</text:p>
              </text:list-item>
            </text:list>
          </text:list-item>
          <text:list-item>
            <text:p text:style-name="P11">Ez az gördülés animáció 300ms időtartamú legyen, ez az az idő mialatt felülre kerül az adott tartalmi résznek.</text:p>
          </text:list-item>
          <text:list-item>
            <text:p text:style-name="P2">A felső menü fixen, mindig látható felül. Ha nem az oldal tetején vagyunk, akkor legyen a menü háttérszíne fehér, a betűk szürkék. (desktop-menu.pdf szerint)</text:p>
          </text:list-item>
        </text:list>
        <text:p text:style-name="Text_20_body"><text:span text:style-name="Strong_20_Emphasis"><text:span text:style-name="Emphasis">Gombok:</text:span></text:span></text:p>
        <text:list xml:id="list190248452" text:style-name="L3">
          <text:list-item>
            <text:p text:style-name="P12">Lekerekítettek</text:p>
          </text:list-item>
          <text:list-item>
            <text:p text:style-name="P3">Ha fölé visszük a kurzort sárga lesz a háttérszíne és a border színe is (#fdcc52) Ez 300ms alatt történjen meg, ne rögtön. (natív css-el old meg ha tudod)</text:p>
          </text:list-item>
        </text:list>
        <text:p text:style-name="Text_20_body"><text:span text:style-name="Strong_20_Emphasis"><text:span text:style-name="Emphasis">Felső rózsaszn-lila rész:</text:span></text:span></text:p>
        <text:list xml:id="list975474890" text:style-name="L4">
          <text:list-item>
            <text:p text:style-name="P13">Ez egy linear gradient plusz egy kép repeatelve.</text:p>
          </text:list-item>
          <text:list-item>
            <text:p text:style-name="P4">A kép a bg-pattern.png</text:p>
          </text:list-item>
        </text:list>
        <text:p text:style-name="Text_20_body"><text:soft-page-break/><text:span text:style-name="Strong_20_Emphasis"><text:span text:style-name="Emphasis">Discover what all the buzz is about! rész</text:span></text:span></text:p>
        <text:list xml:id="list3448776223" text:style-name="L5">
          <text:list-item>
            <text:p text:style-name="P14">Két kép lesz linkként használva. (app-store-badge.svg, google-play-badge.svg)</text:p>
          </text:list-item>
          <text:list-item>
            <text:p text:style-name="P5">Ezek olyan kép linkek, amelyek az app store és a google play oldalakra vezetnek.</text:p>
          </text:list-item>
        </text:list>
        <text:p text:style-name="Text_20_body"><text:span text:style-name="Strong_20_Emphasis"><text:span text:style-name="Emphasis">Unlimited Features Unlimited Fun rész</text:span></text:span></text:p>
        <text:list xml:id="list2398709915" text:style-name="L6">
          <text:list-item>
            <text:p text:style-name="P15">A jobb oldali 4-es csoportnál embed row-t használj!</text:p>
          </text:list-item>
          <text:list-item>
            <text:p text:style-name="P6">Az ikonok sima utf-8 karakterek, nem kell ikonkészletet használni.</text:p>
          </text:list-item>
        </text:list>
        <text:p text:style-name="Text_20_body"><text:span text:style-name="Emphasis">Stop waiting Start Building rész:</text:span></text:p>
        <text:list xml:id="list3225845904" text:style-name="L7">
          <text:list-item>
            <text:p text:style-name="P7">A háttéren egy áttetsző „szűrő" van.</text:p>
          </text:list-item>
          <text:list-item>
            <text:p text:style-name="P7">Ha a gomb fölé visszük a kurzort sárga lesz a háttérszíne és a border színe is (#fdcc52)</text:p>
          </text:list-item>
        </text:list>
        <text:p text:style-name="Text_20_body"><text:span text:style-name="Strong_20_Emphasis"><text:span text:style-name="Emphasis">We love new friends! rész</text:span></text:span></text:p>
        <text:list xml:id="list688060430" text:style-name="L8">
          <text:list-item>
            <text:p text:style-name="P8">A Social ikonoknál:</text:p>
            <text:list>
              <text:list-item>
                <text:p text:style-name="P16">A háttérszín 90%-os opacityjű</text:p>
              </text:list-item>
              <text:list-item>
                <text:p text:style-name="P16">Ha fölé viszem a kurzort akkor lesz 100%-os opacityjű</text:p>
              </text:list-item>
              <text:list-item>
                <text:p text:style-name="P16">Használj Fontawesome ikonokat</text:p>
              </text:list-item>
              <text:list-item>
                <text:p text:style-name="P16">Az ikonok linkek az adott social pagere</text:p>
              </text:list-item>
              <text:list-item>
                <text:p text:style-name="P8">Mindegyik ikonnak legyen tooltippje, tehát ha fölé viszem a kurzort megjelenik az adott social page neve. (facebook, twitter, google plus)</text:p>
              </text:list-item>
            </text:list>
          </text:list-item>
        </text:list>
        <text:p text:style-name="Text_20_body"><text:span text:style-name="Strong_20_Emphasis"><text:span text:style-name="Emphasis">Footer</text:span></text:span></text:p>
        <text:list xml:id="list3358287395" text:style-name="L9">
          <text:list-item>
            <text:p text:style-name="P17">Sima linkek. Ha fölé visszük a kurzort sárga lesz a betűk színe ezeknek a linkeknek. (#fdcc52)</text:p>
          </text:list-item>
          <text:list-item>
            <text:p text:style-name="P17">Nem új oldalra vezetnek hanem mindegyik 1-1 külön modalt nyit.</text:p>
          </text:list-item>
          <text:list-item>
            <text:p text:style-name="P17">Tehát 3 modal lesz egy terms egy privacy és egy FAQ.</text:p>
          </text:list-item>
          <text:list-item>
            <text:p text:style-name="P9">Elég, ha ezeknek a modaloknak a title-je különbözik a body az lehet egy egyszerű lorem ipsum. A modal nyitását jqueryvel oldjuk meg.</text:p>
          </text:list-item>
        </text:list>
        <text:p text:style-name="Text_20_body"><text:span text:style-name="Strong_20_Emphasis">Fájlok: </text:span><text:a xlink:type="simple" xlink:href="https://s3.amazonaws.com/thinkific/file_uploads/219412/attachments/8a4/22d/733/bootstrap-sitebuilding-project.zip" office:target-frame-name="_blank" xlink:show="new" text:style-name="Internet_20_link" text:visited-style-name="Visited_20_Internet_20_Link">bootstrap-sitebuilding-project.zip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6:12:25.377000000</meta:creation-date>
    <dc:date>2021-01-09T23:13:38.607000000</dc:date>
    <meta:editing-duration>PT6H51M3S</meta:editing-duration>
    <meta:editing-cycles>1</meta:editing-cycles>
    <meta:document-statistic meta:table-count="0" meta:image-count="0" meta:object-count="0" meta:page-count="2" meta:paragraph-count="47" meta:word-count="543" meta:character-count="3405" meta:non-whitespace-character-count="2939"/>
    <meta:generator>LibreOffice/5.4.4.2$Windows_x86 LibreOffice_project/2524958677847fb3bb44820e40380acbe820f960</meta:generator>
  </office:meta>
</office:document-meta>
</file>